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text-properties style:font-name="Arial" fo:font-size="11pt" style:font-size-asian="11pt" style:font-name-complex="Arial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69a1" officeooo:paragraph-rsid="001e69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e69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4">43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4">Kommentieren und schließ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4">Ich als Nutzer möchte die Möglichkeit haben ein Ticket mit einem Kommentar zu schließ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 <text:span text:style-name="T1">auf der Einzelticketansicht existiert ein Button, mit dem man den eingegebenen Kommentar abschickt und das Ticket schließt</text:span></text:p>
            <text:p text:style-name="P1">- <text:span text:style-name="T1">der Button erscheint nur, wenn etwas im Kommentarfeld steht</text:span></text:p>
            <text:p text:style-name="P1">- <text:span text:style-name="T1">es soll weiterhin möglich sein nur zu kommentieren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4">2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4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9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4">2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4">1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4T14:08:31.708000000</dc:date>
    <meta:editing-cycles>7</meta:editing-cycles>
    <meta:editing-duration>PT2H14M30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1" meta:word-count="75" meta:character-count="506" meta:non-whitespace-character-count="452"/>
    <meta:template xlink:type="simple" xlink:actuate="onRequest" xlink:title="Normal" xlink:href=""/>
  </office:meta>
</office:document-meta>
</file>